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88d5a" officeooo:paragraph-rsid="00088d5a"/>
    </style:style>
    <style:style style:name="P2" style:family="paragraph" style:parent-style-name="Standard">
      <style:text-properties officeooo:rsid="00088d5a" officeooo:paragraph-rsid="00098d1e"/>
    </style:style>
    <style:style style:name="P3" style:family="paragraph" style:parent-style-name="Standard">
      <style:text-properties officeooo:rsid="00088d5a" officeooo:paragraph-rsid="0009f04a"/>
    </style:style>
    <style:style style:name="P4" style:family="paragraph" style:parent-style-name="Standard">
      <style:paragraph-properties fo:text-align="center" style:justify-single-word="false"/>
      <style:text-properties officeooo:rsid="00088d5a" officeooo:paragraph-rsid="00088d5a"/>
    </style:style>
    <style:style style:name="P5" style:family="paragraph" style:parent-style-name="Standard">
      <style:text-properties officeooo:rsid="00098d1e" officeooo:paragraph-rsid="00098d1e"/>
    </style:style>
    <style:style style:name="P6" style:family="paragraph" style:parent-style-name="Standard">
      <style:text-properties officeooo:rsid="0009f04a" officeooo:paragraph-rsid="0009f04a"/>
    </style:style>
    <style:style style:name="P7" style:family="paragraph" style:parent-style-name="Standard">
      <style:text-properties officeooo:rsid="00098d1e" officeooo:paragraph-rsid="00098d1e"/>
    </style:style>
    <style:style style:name="P8" style:family="paragraph" style:parent-style-name="Standard">
      <style:text-properties officeooo:paragraph-rsid="000c173b"/>
    </style:style>
    <style:style style:name="T1" style:family="text">
      <style:text-properties officeooo:rsid="00098d1e"/>
    </style:style>
    <style:style style:name="T2" style:family="text">
      <style:text-properties officeooo:rsid="0009f04a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acd16"/>
    </style:style>
    <style:style style:name="T5" style:family="text">
      <style:text-properties officeooo:rsid="000c173b"/>
    </style:style>
    <style:style style:name="T6" style:family="text">
      <style:text-properties fo:color="#000000" style:text-outline="false" style:text-line-through-style="none" style:text-line-through-type="none" style:font-name="Segoe U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text:span text:style-name="T3"><text:tab/>Poster <text:s/>un <text:s/>commentaire</text:span></text:p>
      <text:p text:style-name="P1"/>
      <text:p text:style-name="P3"><text:span text:style-name="T5">D</text:span>ate : <text:span text:style-name="T2">05/10/2016</text:span></text:p>
      <text:p text:style-name="P8"><text:span text:style-name="T5">Auteurs : Alexandre GASPARD CILIA , Yannick COUASSI-BLÉ, Zeineb BOUSSADIA</text:span></text:p>
      <text:p text:style-name="P3"/>
      <text:p text:style-name="P3"><text:span text:style-name="T5">V</text:span>ersion :<text:span text:style-name="T2">0.2</text:span></text:p>
      <text:p text:style-name="P3"/>
      <text:p text:style-name="P1">Description : <text:span text:style-name="T4">Étudiants</text:span> et ou professeurs postent un commentaire</text:p>
      <text:p text:style-name="P1"/>
      <text:p text:style-name="P1">Acteurs : étudiant <text:span text:style-name="T2">ou </text:span><text:s/>professeur</text:p>
      <text:p text:style-name="P1"/>
      <text:p text:style-name="P1">Pré-conditions  : <text:s/></text:p>
      <text:p text:style-name="P1"/>
      <text:p text:style-name="P1">SN </text:p>
      <text:p text:style-name="P1">1- l'utilisateur choisit de poster un commentaire</text:p>
      <text:p text:style-name="P1">2- le système affiche le formulaire de rédaction de commentaire</text:p>
      <text:p text:style-name="P1">3- l'utilisateur remplit le formulaire et le poste</text:p>
      <text:p text:style-name="P1">4- le système vérifie la validité de la barrière captcha</text:p>
      <text:p text:style-name="P1">5-le système vérifie si l'utilisateur est un <text:s/>étudiant ou professeur</text:p>
      <text:p text:style-name="P1">6- le système affiche <text:span text:style-name="T2">le commentaire</text:span></text:p>
      <text:p text:style-name="P1"/>
      <text:p text:style-name="P1">Post-condition : le commentaire a été posté</text:p>
      <text:p text:style-name="P1"/>
      <text:p text:style-name="P1">Alternatives</text:p>
      <text:p text:style-name="P5">A1 : utilisateur professeur</text:p>
      <text:p text:style-name="P5">1- en SN 5 l'utilisateur est un professeur</text:p>
      <text:p text:style-name="P5">2- le <text:s/>commentaire est <text:s/>catégorisé en tant que <text:span text:style-name="T2">commentaire d'un professeur</text:span></text:p>
      <text:p text:style-name="P6">3- le système affiche un <text:s/>commentaire mis en valeur </text:p>
      <text:p text:style-name="P1"/>
      <text:p text:style-name="P5">E1 : barrière captcha non valide</text:p>
      <text:p text:style-name="P2">1- en SN <text:span text:style-name="T1">4 , <text:s/>la barrière captcha n'est pas valide </text:span></text:p>
      <text:p text:style-name="P5">2- le système affiche un <text:s/>message d'erreur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ASSI-BLE </meta:initial-creator>
    <meta:creation-date>2016-10-05T14:31:44.362125502</meta:creation-date>
    <dc:date>2016-10-17T16:50:59.722167925</dc:date>
    <dc:creator>GASPARD ALEXANDRE</dc:creator>
    <meta:editing-duration>PT6M5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4" meta:word-count="150" meta:character-count="944" meta:non-whitespace-character-count="799"/>
  </office:meta>
</office:document-meta>
</file>